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page-number="1"/>
    </style:style>
    <style:style style:name="T2" style:parent-style-name="DefaultParagraphFont" style:family="text">
      <style:text-properties fo:font-weight="bold" style:font-weight-asian="bold" fo:font-size="14pt" style:font-size-asian="14pt" style:font-size-complex="14pt"/>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14pt" style:font-size-asian="14pt" style:font-size-complex="14pt"/>
    </style:style>
    <style:style style:name="P5" style:parent-style-name="Standard" style:family="paragraph">
      <style:paragraph-properties fo:text-align="center"/>
    </style:style>
    <style:style style:name="T6" style:parent-style-name="DefaultParagraphFont" style:family="text">
      <style:text-properties fo:font-weight="bold" style:font-weight-asian="bold" fo:font-size="14pt" style:font-size-asian="14pt" style:font-size-complex="14pt"/>
    </style:style>
    <style:style style:name="P7" style:parent-style-name="Standard" style:family="paragraph">
      <style:text-properties fo:font-weight="bold" style:font-weight-asian="bold"/>
    </style:style>
    <style:style style:name="P8" style:parent-style-name="Standard" style:family="paragraph">
      <style:paragraph-properties fo:margin-top="0.125in" fo:margin-bottom="0.125in" fo:line-height="100%"/>
    </style:style>
    <style:style style:name="P9" style:parent-style-name="Standard" style:family="paragraph">
      <style:paragraph-properties fo:line-height="100%"/>
    </style:style>
    <style:style style:name="T10" style:parent-style-name="DefaultParagraphFont" style:family="text">
      <style:text-properties fo:font-weight="bold" style:font-weight-asian="bold"/>
    </style:style>
    <style:style style:name="P11" style:parent-style-name="Standard" style:family="paragraph">
      <style:paragraph-properties fo:margin-bottom="0.0694in" fo:line-height="100%"/>
    </style:style>
    <style:style style:name="P12" style:parent-style-name="Standard" style:family="paragraph">
      <style:paragraph-properties fo:margin-top="0.125in" fo:margin-bottom="0.125in" fo:line-height="100%"/>
    </style:style>
    <style:style style:name="P13" style:parent-style-name="Standard" style:family="paragraph">
      <style:text-properties fo:font-weight="bold" style:font-weight-asian="bold" fo:font-size="14pt" style:font-size-asian="14pt" style:font-size-complex="14pt"/>
    </style:style>
    <style:style style:name="T14" style:parent-style-name="DefaultParagraphFont" style:family="text">
      <style:text-properties fo:font-weight="bold" style:font-weight-asian="bold" fo:font-size="14pt" style:font-size-asian="14pt" style:font-size-complex="14pt"/>
    </style:style>
    <style:style style:name="P15" style:parent-style-name="Standard" style:family="paragraph"/>
    <style:style style:name="T16" style:parent-style-name="DefaultParagraphFont" style:family="text">
      <style:text-properties style:text-line-through-style="solid" style:text-line-through-width="auto" style:text-line-through-color="font-color" style:text-line-through-mode="continuous" style:text-line-through-type="single"/>
    </style:style>
    <style:style style:name="P17" style:parent-style-name="Standard" style:family="paragraph"/>
    <style:style style:name="P18" style:parent-style-name="Standard" style:family="paragraph"/>
    <style:style style:name="T19" style:parent-style-name="DefaultParagraphFont" style:family="text">
      <style:text-properties fo:font-style="italic" style:font-style-asian="italic"/>
    </style:style>
    <style:style style:name="P20" style:parent-style-name="Standard" style:family="paragraph"/>
    <style:style style:name="T21" style:parent-style-name="DefaultParagraphFont" style:family="text">
      <style:text-properties fo:font-weight="bold" style:font-weight-asian="bold"/>
    </style:style>
    <style:style style:name="P22" style:parent-style-name="Standard" style:family="paragraph"/>
    <style:style style:name="P23" style:parent-style-name="Standard" style:family="paragraph">
      <style:paragraph-properties fo:border="0.0138in solid #000000" fo:padding="0.0277in" style:shadow="none"/>
    </style:style>
    <style:style style:name="P24" style:parent-style-name="Standard" style:family="paragraph">
      <style:paragraph-properties fo:border="0.0138in solid #000000" fo:padding="0.0277in" style:shadow="none"/>
    </style:style>
    <style:style style:name="P25" style:parent-style-name="Standard" style:family="paragraph">
      <style:paragraph-properties fo:margin-left="0.5in">
        <style:tab-stops/>
      </style:paragraph-properties>
    </style:style>
    <style:style style:name="P26" style:parent-style-name="Standard" style:family="paragraph"/>
    <style:style style:name="T27" style:parent-style-name="DefaultParagraphFont" style:family="text">
      <style:text-properties style:text-line-through-style="solid" style:text-line-through-width="auto" style:text-line-through-color="font-color" style:text-line-through-mode="continuous" style:text-line-through-type="single"/>
    </style:style>
    <style:style style:name="P28" style:parent-style-name="Standard" style:family="paragraph"/>
    <style:style style:name="T29" style:parent-style-name="DefaultParagraphFont" style:family="text">
      <style:text-properties style:text-line-through-style="solid" style:text-line-through-width="auto" style:text-line-through-color="font-color" style:text-line-through-mode="continuous" style:text-line-through-type="single"/>
    </style:style>
    <style:style style:name="T30" style:parent-style-name="DefaultParagraphFont" style:family="text">
      <style:text-properties fo:font-style="italic" style:font-style-asian="italic" style:text-line-through-style="solid" style:text-line-through-width="auto" style:text-line-through-color="font-color" style:text-line-through-mode="continuous" style:text-line-through-type="single"/>
    </style:style>
    <style:style style:name="T31" style:parent-style-name="DefaultParagraphFont" style:family="text">
      <style:text-properties style:text-line-through-style="solid" style:text-line-through-width="auto" style:text-line-through-color="font-color" style:text-line-through-mode="continuous" style:text-line-through-type="single"/>
    </style:style>
    <style:style style:name="P32" style:parent-style-name="Standard" style:family="paragraph"/>
    <style:style style:name="T33" style:parent-style-name="DefaultParagraphFont" style:family="text">
      <style:text-properties style:text-line-through-style="solid" style:text-line-through-width="auto" style:text-line-through-color="font-color" style:text-line-through-mode="continuous" style:text-line-through-type="single"/>
    </style:style>
    <style:style style:name="P34" style:parent-style-name="Standard" style:family="paragraph"/>
    <style:style style:name="P35" style:parent-style-name="Standard" style:family="paragraph"/>
    <style:style style:name="T36" style:parent-style-name="DefaultParagraphFont" style:family="text">
      <style:text-properties fo:font-weight="bold" style:font-weight-asian="bold"/>
    </style:style>
    <style:style style:name="P37" style:parent-style-name="Standard" style:family="paragraph">
      <style:paragraph-properties fo:border="0.0138in solid #000000" fo:padding="0.0277in" style:shadow="none"/>
      <style:text-properties fo:font-weight="bold" style:font-weight-asian="bold"/>
    </style:style>
    <style:style style:name="P38" style:parent-style-name="Standard" style:family="paragraph">
      <style:paragraph-properties fo:border="0.0138in solid #000000" fo:padding="0.0277in" style:shadow="none"/>
    </style:style>
    <style:style style:name="P39" style:parent-style-name="Standard" style:family="paragraph"/>
    <style:style style:name="T40" style:parent-style-name="DefaultParagraphFont" style:family="text">
      <style:text-properties fo:font-weight="bold" style:font-weight-asian="bold"/>
    </style:style>
    <style:style style:name="P41" style:parent-style-name="Standard" style:family="paragraph">
      <style:paragraph-properties fo:border="0.0138in solid #000000" fo:padding="0.0277in" style:shadow="none"/>
    </style:style>
    <style:style style:name="P42" style:parent-style-name="Standard" style:family="paragraph"/>
    <style:style style:name="T43" style:parent-style-name="DefaultParagraphFont" style:family="text">
      <style:text-properties fo:font-weight="bold" style:font-weight-asian="bold" fo:font-size="14pt" style:font-size-asian="14pt" style:font-size-complex="14pt"/>
    </style:style>
    <style:style style:name="P44" style:parent-style-name="Standard" style:family="paragraph"/>
    <style:style style:name="P45" style:parent-style-name="Standard" style:family="paragraph"/>
    <style:style style:name="T46" style:parent-style-name="DefaultParagraphFont" style:family="text">
      <style:text-properties fo:color="#1155CC" style:text-underline-type="single" style:text-underline-style="solid" style:text-underline-width="auto" style:text-underline-mode="continuous"/>
    </style:style>
    <style:style style:name="P47" style:parent-style-name="Standard" style:family="paragraph"/>
    <style:style style:name="P48" style:parent-style-name="Standard" style:family="paragraph"/>
    <style:style style:name="T49" style:parent-style-name="DefaultParagraphFont" style:family="text">
      <style:text-properties fo:font-weight="bold" style:font-weight-asian="bold"/>
    </style:style>
    <style:style style:name="P50" style:parent-style-name="Standard" style:family="paragraph">
      <style:paragraph-properties fo:border="0.0138in solid #000000" fo:padding="0.0277in" style:shadow="none"/>
      <style:text-properties fo:font-weight="bold" style:font-weight-asian="bold"/>
    </style:style>
    <style:style style:name="P51" style:parent-style-name="Standard" style:family="paragraph"/>
    <style:style style:name="T52" style:parent-style-name="DefaultParagraphFont" style:family="text">
      <style:text-properties fo:font-weight="bold" style:font-weight-asian="bold"/>
    </style:style>
    <style:style style:name="P53" style:parent-style-name="Standard" style:family="paragraph">
      <style:paragraph-properties fo:border="0.0138in solid #000000" fo:padding="0.0277in" style:shadow="none"/>
    </style:style>
    <style:style style:name="P54" style:parent-style-name="Standard" style:family="paragraph"/>
    <style:style style:name="T55" style:parent-style-name="DefaultParagraphFont" style:family="text">
      <style:text-properties fo:font-weight="bold" style:font-weight-asian="bold"/>
    </style:style>
    <style:style style:name="P56" style:parent-style-name="Standard" style:family="paragraph">
      <style:paragraph-properties fo:border="0.0138in solid #000000" fo:padding="0.0277in" style:shadow="none"/>
    </style:style>
    <style:style style:name="P57" style:parent-style-name="Standard" style:family="paragraph">
      <style:paragraph-properties fo:border="0.0138in solid #000000" fo:padding="0.0277in" style:shadow="none"/>
    </style:style>
    <style:style style:name="P58" style:parent-style-name="Standard" style:family="paragraph">
      <style:text-properties fo:font-weight="bold" style:font-weight-asian="bold" fo:font-size="14pt" style:font-size-asian="14pt" style:font-size-complex="14pt"/>
    </style:style>
    <style:style style:name="T59" style:parent-style-name="DefaultParagraphFont" style:family="text">
      <style:text-properties fo:font-weight="bold" style:font-weight-asian="bold" fo:font-size="14pt" style:font-size-asian="14pt" style:font-size-complex="14pt"/>
    </style:style>
    <style:style style:name="P60" style:parent-style-name="Standard" style:family="paragraph"/>
    <style:style style:name="T61" style:parent-style-name="DefaultParagraphFont" style:family="text">
      <style:text-properties fo:color="#1155CC" style:text-underline-type="single" style:text-underline-style="solid" style:text-underline-width="auto" style:text-underline-mode="continuous"/>
    </style:style>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T69" style:parent-style-name="DefaultParagraphFont" style:family="text">
      <style:text-properties fo:font-weight="bold" style:font-weight-asian="bold"/>
    </style:style>
    <style:style style:name="P70" style:parent-style-name="Standard" style:family="paragraph">
      <style:paragraph-properties fo:border="0.0138in dotted #000000" fo:padding="0.0277in" style:shadow="none"/>
    </style:style>
    <style:style style:name="T71" style:parent-style-name="DefaultParagraphFont" style:family="text">
      <style:text-properties style:font-name="Courier New" style:font-name-asian="Courier New" style:font-name-complex="Courier New" fo:font-size="10pt" style:font-size-asian="10pt" style:font-size-complex="10pt"/>
    </style:style>
    <style:style style:name="P72" style:parent-style-name="Standard" style:family="paragraph">
      <style:paragraph-properties fo:border="0.0138in dotted #000000" fo:padding="0.0277in" style:shadow="none"/>
    </style:style>
    <style:style style:name="T73" style:parent-style-name="DefaultParagraphFont" style:family="text">
      <style:text-properties style:font-name="Courier New" style:font-name-asian="Courier New" style:font-name-complex="Courier New" fo:font-size="10pt" style:font-size-asian="10pt" style:font-size-complex="10pt"/>
    </style:style>
    <style:style style:name="P74" style:parent-style-name="Standard" style:family="paragraph">
      <style:paragraph-properties fo:border="0.0138in dotted #000000" fo:padding="0.0277in" style:shadow="none"/>
    </style:style>
    <style:style style:name="T75" style:parent-style-name="DefaultParagraphFont" style:family="text">
      <style:text-properties style:font-name="Courier New" style:font-name-asian="Courier New" style:font-name-complex="Courier New" fo:font-size="10pt" style:font-size-asian="10pt" style:font-size-complex="10pt"/>
    </style:style>
    <style:style style:name="P76" style:parent-style-name="Standard" style:family="paragraph">
      <style:paragraph-properties fo:border="0.0138in dotted #000000" fo:padding="0.0277in" style:shadow="none"/>
    </style:style>
    <style:style style:name="T77" style:parent-style-name="DefaultParagraphFont" style:family="text">
      <style:text-properties style:font-name="Courier New" style:font-name-asian="Courier New" style:font-name-complex="Courier New" fo:font-size="10pt" style:font-size-asian="10pt" style:font-size-complex="10pt"/>
    </style:style>
    <style:style style:name="P78" style:parent-style-name="Standard" style:family="paragraph">
      <style:paragraph-properties fo:border="0.0138in dotted #000000" fo:padding="0.0277in" style:shadow="none"/>
      <style:text-properties style:font-name="Courier New" style:font-name-asian="Courier New" style:font-name-complex="Courier New" fo:font-size="10pt" style:font-size-asian="10pt" style:font-size-complex="10pt"/>
    </style:style>
    <style:style style:name="P79" style:parent-style-name="Standard" style:family="paragraph">
      <style:paragraph-properties fo:border="0.0138in dotted #000000" fo:padding="0.0277in" style:shadow="none"/>
    </style:style>
    <style:style style:name="T80" style:parent-style-name="DefaultParagraphFont" style:family="text">
      <style:text-properties style:font-name="Courier New" style:font-name-asian="Courier New" style:font-name-complex="Courier New" fo:font-size="10pt" style:font-size-asian="10pt" style:font-size-complex="10pt"/>
    </style:style>
    <style:style style:name="P81" style:parent-style-name="Standard" style:family="paragraph">
      <style:paragraph-properties fo:border="0.0138in dotted #000000" fo:padding="0.0277in" style:shadow="none"/>
    </style:style>
    <style:style style:name="T82" style:parent-style-name="DefaultParagraphFont" style:family="text">
      <style:text-properties style:font-name="Courier New" style:font-name-asian="Courier New" style:font-name-complex="Courier New" fo:font-size="10pt" style:font-size-asian="10pt" style:font-size-complex="10pt"/>
    </style:style>
    <style:style style:name="P83" style:parent-style-name="Standard" style:family="paragraph">
      <style:paragraph-properties fo:border="0.0138in dotted #000000" fo:padding="0.0277in" style:shadow="none"/>
    </style:style>
    <style:style style:name="T84" style:parent-style-name="DefaultParagraphFont" style:family="text">
      <style:text-properties style:font-name="Courier New" style:font-name-asian="Courier New" style:font-name-complex="Courier New" fo:font-size="10pt" style:font-size-asian="10pt" style:font-size-complex="10pt"/>
    </style:style>
    <style:style style:name="P85" style:parent-style-name="Standard" style:family="paragraph">
      <style:paragraph-properties fo:border="0.0138in dotted #000000" fo:padding="0.0277in" style:shadow="none"/>
    </style:style>
    <style:style style:name="T86" style:parent-style-name="DefaultParagraphFont" style:family="text">
      <style:text-properties style:font-name="Courier New" style:font-name-asian="Courier New" style:font-name-complex="Courier New" fo:font-size="10pt" style:font-size-asian="10pt" style:font-size-complex="10pt"/>
    </style:style>
    <style:style style:name="P87" style:parent-style-name="Standard" style:family="paragraph">
      <style:paragraph-properties fo:border="0.0138in dotted #000000" fo:padding="0.0277in" style:shadow="none"/>
    </style:style>
    <style:style style:name="T88" style:parent-style-name="DefaultParagraphFont" style:family="text">
      <style:text-properties style:font-name="Courier New" style:font-name-asian="Courier New" style:font-name-complex="Courier New" fo:font-size="10pt" style:font-size-asian="10pt" style:font-size-complex="10pt"/>
    </style:style>
    <style:style style:name="P89" style:parent-style-name="Standard" style:family="paragraph">
      <style:paragraph-properties fo:border="0.0138in dotted #000000" fo:padding="0.0277in" style:shadow="none"/>
    </style:style>
    <style:style style:name="T90" style:parent-style-name="DefaultParagraphFont" style:family="text">
      <style:text-properties style:font-name="Courier New" style:font-name-asian="Courier New" style:font-name-complex="Courier New" fo:font-size="10pt" style:font-size-asian="10pt" style:font-size-complex="10pt"/>
    </style:style>
    <style:style style:name="P91" style:parent-style-name="Standard" style:family="paragraph">
      <style:paragraph-properties fo:border="0.0138in dotted #000000" fo:padding="0.0277in" style:shadow="none"/>
    </style:style>
    <style:style style:name="T92" style:parent-style-name="DefaultParagraphFont" style:family="text">
      <style:text-properties style:font-name="Courier New" style:font-name-asian="Courier New" style:font-name-complex="Courier New" fo:font-size="10pt" style:font-size-asian="10pt" style:font-size-complex="10pt"/>
    </style:style>
    <style:style style:name="P93" style:parent-style-name="Standard" style:family="paragraph">
      <style:paragraph-properties fo:border="0.0138in dotted #000000" fo:padding="0.0277in" style:shadow="none"/>
    </style:style>
    <style:style style:name="T94" style:parent-style-name="DefaultParagraphFont" style:family="text">
      <style:text-properties style:font-name="Courier New" style:font-name-asian="Courier New" style:font-name-complex="Courier New" fo:font-size="10pt" style:font-size-asian="10pt" style:font-size-complex="10pt"/>
    </style:style>
    <style:style style:name="P95" style:parent-style-name="Standard" style:family="paragraph">
      <style:paragraph-properties fo:border="0.0138in dotted #000000" fo:padding="0.0277in" style:shadow="none"/>
    </style:style>
    <style:style style:name="T96" style:parent-style-name="DefaultParagraphFont" style:family="text">
      <style:text-properties style:font-name="Courier New" style:font-name-asian="Courier New" style:font-name-complex="Courier New" fo:font-size="10pt" style:font-size-asian="10pt" style:font-size-complex="10pt"/>
    </style:style>
    <style:style style:name="T97" style:parent-style-name="DefaultParagraphFont" style:family="text">
      <style:text-properties style:font-name="Courier New" style:font-name-asian="Courier New" style:font-name-complex="Courier New" fo:font-size="10pt" style:font-size-asian="10pt" style:font-size-complex="10pt"/>
    </style:style>
    <style:style style:name="P98" style:parent-style-name="Standard" style:family="paragraph">
      <style:paragraph-properties fo:border="0.0138in dotted #000000" fo:padding="0.0277in" style:shadow="none"/>
    </style:style>
    <style:style style:name="T99" style:parent-style-name="DefaultParagraphFont" style:family="text">
      <style:text-properties style:font-name="Courier New" style:font-name-asian="Courier New" style:font-name-complex="Courier New" fo:font-size="10pt" style:font-size-asian="10pt" style:font-size-complex="10pt"/>
    </style:style>
    <style:style style:name="T100" style:parent-style-name="DefaultParagraphFont" style:family="text">
      <style:text-properties style:font-name="Courier New" style:font-name-asian="Courier New" style:font-name-complex="Courier New" fo:font-size="10pt" style:font-size-asian="10pt" style:font-size-complex="10pt"/>
    </style:style>
    <style:style style:name="P101" style:parent-style-name="Standard" style:family="paragraph">
      <style:paragraph-properties fo:border="0.0138in dotted #000000" fo:padding="0.0277in" style:shadow="none"/>
      <style:text-properties style:font-name="Courier New" style:font-name-asian="Courier New" style:font-name-complex="Courier New" fo:font-size="10pt" style:font-size-asian="10pt" style:font-size-complex="10pt"/>
    </style:style>
    <style:style style:name="P102" style:parent-style-name="Standard" style:family="paragraph">
      <style:paragraph-properties fo:border="0.0138in dotted #000000" fo:padding="0.0277in" style:shadow="none"/>
    </style:style>
    <style:style style:name="T103" style:parent-style-name="DefaultParagraphFont" style:family="text">
      <style:text-properties style:font-name="Courier New" style:font-name-asian="Courier New" style:font-name-complex="Courier New" fo:font-size="10pt" style:font-size-asian="10pt" style:font-size-complex="10pt"/>
    </style:style>
    <style:style style:name="P104" style:parent-style-name="Standard" style:family="paragraph">
      <style:paragraph-properties fo:border="0.0138in dotted #000000" fo:padding="0.0277in" style:shadow="none"/>
    </style:style>
    <style:style style:name="T105" style:parent-style-name="DefaultParagraphFont" style:family="text">
      <style:text-properties style:font-name="Courier New" style:font-name-asian="Courier New" style:font-name-complex="Courier New" fo:font-size="10pt" style:font-size-asian="10pt" style:font-size-complex="10pt"/>
    </style:style>
    <style:style style:name="P106" style:parent-style-name="Standard" style:family="paragraph">
      <style:paragraph-properties fo:border="0.0138in dotted #000000" fo:padding="0.0277in" style:shadow="none"/>
    </style:style>
    <style:style style:name="T107" style:parent-style-name="DefaultParagraphFont" style:family="text">
      <style:text-properties style:font-name="Courier New" style:font-name-asian="Courier New" style:font-name-complex="Courier New" fo:font-size="10pt" style:font-size-asian="10pt" style:font-size-complex="10pt"/>
    </style:style>
    <style:style style:name="P108" style:parent-style-name="Standard" style:family="paragraph">
      <style:paragraph-properties fo:border="0.0138in dotted #000000" fo:padding="0.0277in" style:shadow="none"/>
    </style:style>
    <style:style style:name="T109" style:parent-style-name="DefaultParagraphFont" style:family="text">
      <style:text-properties style:font-name="Courier New" style:font-name-asian="Courier New" style:font-name-complex="Courier New" fo:font-size="10pt" style:font-size-asian="10pt" style:font-size-complex="10pt"/>
    </style:style>
    <style:style style:name="P110" style:parent-style-name="Standard" style:family="paragraph"/>
    <style:style style:name="P111" style:parent-style-name="Standard" style:family="paragraph"/>
    <style:style style:name="P112" style:parent-style-name="Standard" style:family="paragraph"/>
    <style:style style:name="P113" style:parent-style-name="Standard" style:family="paragraph"/>
    <style:style style:name="P114" style:parent-style-name="Standard" style:family="paragraph"/>
    <style:style style:name="P115" style:parent-style-name="Standard" style:family="paragraph"/>
    <style:style style:name="P116" style:parent-style-name="Standard" style:family="paragraph"/>
    <style:style style:name="P117" style:parent-style-name="Standard" style:family="paragraph"/>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paragraph-properties fo:line-height="100%"/>
    </style:style>
    <style:style style:name="T122" style:parent-style-name="DefaultParagraphFont" style:family="text">
      <style:text-properties fo:font-weight="bold" style:font-weight-asian="bold"/>
    </style:style>
    <style:style style:name="P123" style:parent-style-name="normal1" style:family="paragraph">
      <style:paragraph-properties fo:border="0.0138in solid #000000" fo:padding="0.0277in" style:shadow="none" fo:line-height="100%" fo:margin-left="0.5in">
        <style:tab-stops/>
      </style:paragraph-properties>
    </style:style>
    <style:style style:name="P124" style:parent-style-name="normal1" style:family="paragraph">
      <style:paragraph-properties fo:border="0.0138in solid #000000" fo:padding="0.0277in" style:shadow="none" fo:line-height="100%" fo:margin-left="0.5in">
        <style:tab-stops/>
      </style:paragraph-properties>
    </style:style>
    <style:style style:name="P125" style:parent-style-name="Standard" style:family="paragraph">
      <style:paragraph-properties fo:border="0.0138in solid #000000" fo:padding="0.0277in" style:shadow="none" fo:line-height="100%"/>
      <style:text-properties fo:font-weight="bold" style:font-weight-asian="bold"/>
    </style:style>
    <style:style style:name="P126" style:parent-style-name="Standard" style:family="paragraph">
      <style:paragraph-properties fo:line-height="100%"/>
    </style:style>
    <style:style style:name="P127" style:parent-style-name="Standard" style:family="paragraph">
      <style:paragraph-properties fo:line-height="100%"/>
    </style:style>
    <style:style style:name="T128" style:parent-style-name="DefaultParagraphFont" style:family="text">
      <style:text-properties fo:font-weight="bold" style:font-weight-asian="bold"/>
    </style:style>
    <style:style style:name="T129" style:parent-style-name="DefaultParagraphFont" style:family="text">
      <style:text-properties fo:font-weight="bold" style:font-weight-asian="bold" fo:color="#1155CC" style:text-underline-type="single" style:text-underline-style="solid" style:text-underline-width="auto" style:text-underline-mode="continuous"/>
    </style:style>
    <style:style style:name="T130" style:parent-style-name="DefaultParagraphFont" style:family="text">
      <style:text-properties fo:font-weight="bold" style:font-weight-asian="bold"/>
    </style:style>
    <style:style style:name="P131" style:parent-style-name="normal1" style:family="paragraph">
      <style:paragraph-properties fo:border="0.0138in solid #000000" fo:padding="0.0277in" style:shadow="none" fo:line-height="100%" fo:margin-left="0.5in">
        <style:tab-stops/>
      </style:paragraph-properties>
    </style:style>
    <style:style style:name="P132" style:parent-style-name="normal1" style:family="paragraph">
      <style:paragraph-properties fo:border="0.0138in solid #000000" fo:padding="0.0277in" style:shadow="none" fo:line-height="100%" fo:margin-left="0.5in">
        <style:tab-stops/>
      </style:paragraph-properties>
    </style:style>
    <style:style style:name="P133" style:parent-style-name="normal1" style:family="paragraph">
      <style:paragraph-properties fo:border="0.0138in solid #000000" fo:padding="0.0277in" style:shadow="none" fo:line-height="100%" fo:margin-left="0.5in">
        <style:tab-stops/>
      </style:paragraph-properties>
    </style:style>
    <style:style style:name="P134" style:parent-style-name="normal1" style:family="paragraph">
      <style:paragraph-properties fo:border="0.0138in solid #000000" fo:padding="0.0277in" style:shadow="none" fo:line-height="100%" fo:margin-left="0.5in">
        <style:tab-stops/>
      </style:paragraph-properties>
    </style:style>
    <style:style style:name="P135" style:parent-style-name="normal1" style:family="paragraph">
      <style:paragraph-properties fo:border="0.0138in solid #000000" fo:padding="0.0277in" style:shadow="none" fo:line-height="100%" fo:margin-left="0.5in">
        <style:tab-stops/>
      </style:paragraph-properties>
    </style:style>
    <style:style style:name="P136" style:parent-style-name="normal1" style:family="paragraph">
      <style:paragraph-properties fo:border="0.0138in solid #000000" fo:padding="0.0277in" style:shadow="none" fo:line-height="100%" fo:margin-left="0.5in">
        <style:tab-stops/>
      </style:paragraph-properties>
    </style:style>
    <style:style style:name="P137" style:parent-style-name="Standard" style:family="paragraph">
      <style:paragraph-properties fo:border="0.0138in solid #000000" fo:padding="0.0277in" style:shadow="none" fo:line-height="1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WES 237A: Introduction to Embedded System Design (Winter 2024)</text:span></text:p>
      <text:p text:style-name="P3"><text:span text:style-name="T4">Lab 4: Network Communication</text:span></text:p>
      <text:p text:style-name="P5"><text:span text:style-name="T6">Due: 2/19/2024 11:59pm</text:span></text:p>
      <text:p text:style-name="P7"/>
      <text:p text:style-name="P8">In order to report and reflect on your WES 237A labs, please complete this Post-Lab report by the end of the weekend by submitting the following 2 parts:</text:p>
      <text:list text:style-name="WWNum1">
        <text:list-item>
          <text:p text:style-name="P9">Upload your lab 4 report composed by a single PDF that includes your in-lab answers to the bolded questions in the Google Doc Lab and your Jupyter Notebook code. You could either scan your written copy, or simply type your answer in this Google Doc.<text:s/><text:span text:style-name="T10">However, please make sure your responses are readable.</text:span></text:p>
        </text:list-item>
        <text:list-item>
          <text:p text:style-name="P11">Answer two short essay-like questions on your Lab experience.</text:p>
        </text:list-item>
      </text:list>
      <text:p text:style-name="P12">All responses should be submitted to Canvas. Please also be sure to push your code to your git repo as well.</text:p>
      <text:p text:style-name="P13"/>
      <text:p text:style-name="Standard"><text:span text:style-name="T14">Locating IP Addresses of Devices in your Network</text:span></text:p>
      <text:list text:style-name="WWNum3">
        <text:list-item text:start-value="1">
          <text:p text:style-name="P15"><text:span text:style-name="T16">Open a serial connection to your PYNQ board (see Lab3 if you forgot)</text:span></text:p>
        </text:list-item>
        <text:list-item>
          <text:p text:style-name="P17">Connect the PYNQ board to the network switch over ethernet.</text:p>
        </text:list-item>
        <text:list-item>
          <text:p text:style-name="P18">Run ‘$ ifconfig’. This is the<text:s/><text:span text:style-name="T19">Interface Configuration<text:s/></text:span>command and will tell you the different interfaces on your PYNQ board.</text:p>
          <text:list text:continue-numbering="true">
            <text:list-item>
              <text:p text:style-name="P20"><text:span text:style-name="T21">How many ipv4 addresses are assigned to the board? What is the ipv4 address assigned to the ‘eth0’ or ethernet interface? What is the netmask of this address?</text:span></text:p>
              <text:list text:continue-numbering="true">
                <text:list-item>
                  <text:p text:style-name="P22">Note: `eth0: 1` or `usb0` is a virtual interface through the USB cable. This assigns your board an IP address over USB. This is a static IP address so you can always reach your board from this IP address over USB.</text:p>
                </text:list-item>
              </text:list>
            </text:list-item>
          </text:list>
        </text:list-item>
      </text:list>
      <text:p text:style-name="P23">1 IP is assigned to the board : 192.168.2.99</text:p>
      <text:p text:style-name="P24">Net Mask is : 255.255.255.0</text:p>
      <text:p text:style-name="P25"/>
      <text:list text:style-name="WWNum3" text:continue-numbering="true">
        <text:list-item>
          <text:p text:style-name="P26"><text:span text:style-name="T27">Use a lab computer or your personal computer with either of the following setups</text:span></text:p>
          <text:list text:continue-numbering="true">
            <text:list-item>
              <text:p text:style-name="P28"><text:span text:style-name="T29">Connected to the<text:s/></text:span><text:span text:style-name="T30">WES237A_Private<text:s/></text:span><text:span text:style-name="T31">wifi network (passwd: X!l!nxWes237A)</text:span></text:p>
            </text:list-item>
            <text:list-item>
              <text:p text:style-name="P32"><text:span text:style-name="T33">Connected directly to the network switch through ethernet cable</text:span></text:p>
            </text:list-item>
          </text:list>
        </text:list-item>
        <text:list-item>
          <text:p text:style-name="P34">Open a command prompt and run `$ ipconfig` on windows and `$ ifconfig` on MAC/linux (it may take a second to connect so wait a minute and then run the command)</text:p>
          <text:list text:continue-numbering="true">
            <text:list-item>
              <text:p text:style-name="P35"><text:span text:style-name="T36">How many ipv4 addresses are assigned to this machine? What ipv4 address has the same netmask as the PYNQ board?</text:span></text:p>
            </text:list-item>
          </text:list>
        </text:list-item>
      </text:list>
      <text:p text:style-name="P37">There are 2 IPV4 addresses, 1 for PYNQ board and 1 for internet.<text:s/></text:p>
      <text:p text:style-name="P38">192.168.2.69 has same netmask as pynq board.</text:p>
      <text:list text:style-name="WWNum3" text:continue-numbering="true">
        <text:list-item>
          <text:p text:style-name="P39">Right now, your local machine and your PYNQ board form a network! However, we’re more interested in networking two PYNQ boards together rather than your local machine and your PYNQ board. Luckily, every device hooked up to the switch, is assigned an IP address on this network. That means we can communicate with any other board in the<text:s/><text:soft-page-break/>class.<text:s/><text:span text:style-name="T40">Below, compile all the IP addresses of the PYNQ boards in your group.</text:span></text:p>
        </text:list-item>
      </text:list>
      <text:p text:style-name="P41"/>
      <text:list text:style-name="WWNum3" text:continue-numbering="true">
        <text:list-item>
          <text:p text:style-name="P42">To access your PYNQ board jupyter notebooks, go to &lt;PYNQ-IP&gt;:9090</text:p>
        </text:list-item>
      </text:list>
      <text:p text:style-name="Standard"/>
      <text:p text:style-name="Standard"><text:span text:style-name="T43">PYNQ-PYNQ Communication with Python</text:span></text:p>
      <text:list text:style-name="WWNum2">
        <text:list-item text:start-value="1">
          <text:p text:style-name="P44">Here we’re going to implement basic message sending functionality in python from one PYNQ board to another.</text:p>
        </text:list-item>
        <text:list-item>
          <text:p text:style-name="P45">Download<text:s/><text:a xlink:href="https://drive.google.com/file/d/1vflEpvQ4mB22e2CrCy5soJYZSkN8tIvw/view?usp=share_link" office:target-frame-name="_top" xlink:show="replace"><text:span text:style-name="T46">‘sockets_example.ipynb’</text:span></text:a></text:p>
        </text:list-item>
        <text:list-item>
          <text:p text:style-name="P47">Go through and complete the code. Answer the following questions.</text:p>
          <text:list text:continue-numbering="true">
            <text:list-item>
              <text:p text:style-name="P48"><text:span text:style-name="T49">What does `socket.SOCK_STREAM` mean (hint: search the documentation link in the notebook)?</text:span></text:p>
            </text:list-item>
          </text:list>
        </text:list-item>
      </text:list>
      <text:p text:style-name="P50">This indicated TCP packet.</text:p>
      <text:list text:style-name="WWNum2" text:continue-numbering="true">
        <text:list-item>
          <text:list>
            <text:list-item>
              <text:p text:style-name="P51"><text:span text:style-name="T52">What is the order of operations for starting a client socket and sending a message?</text:span></text:p>
            </text:list-item>
          </text:list>
        </text:list-item>
      </text:list>
      <text:p text:style-name="P53">Socket,connect,write</text:p>
      <text:list text:style-name="WWNum2" text:continue-numbering="true">
        <text:list-item>
          <text:list>
            <text:list-item>
              <text:p text:style-name="P54"><text:span text:style-name="T55">What is the order of operations for starting a server socket and receiving a message?</text:span></text:p>
            </text:list-item>
          </text:list>
        </text:list-item>
        <text:list-item>
          <text:p text:style-name="P56">Bind,Listen,Accept,Send,read,write.</text:p>
        </text:list-item>
      </text:list>
      <text:p text:style-name="P57"/>
      <text:p text:style-name="Standard"/>
      <text:p text:style-name="Standard"/>
      <text:p text:style-name="P58"/>
      <text:p text:style-name="Standard"><text:span text:style-name="T59">Wireshark</text:span></text:p>
      <text:list text:style-name="WWNum4">
        <text:list-item text:start-value="1">
          <text:p text:style-name="P60">On your local machine (or lab machine), install<text:s/><text:a xlink:href="https://www.wireshark.org/download.html" office:target-frame-name="_top" xlink:show="replace"><text:span text:style-name="T61">Wireshark</text:span></text:a></text:p>
        </text:list-item>
        <text:list-item>
          <text:p text:style-name="P62">Open the Firewall and Network Protection</text:p>
        </text:list-item>
        <text:list-item>
          <text:p text:style-name="P63">Click ‘Allow an app through firewall’</text:p>
        </text:list-item>
        <text:list-item>
          <text:p text:style-name="P64">Click ‘Change Settings’</text:p>
        </text:list-item>
        <text:list-item>
          <text:p text:style-name="P65">Scroll down to ‘Python’</text:p>
        </text:list-item>
        <text:list-item>
          <text:p text:style-name="P66">Select all ‘Python’ applications and all ‘Public’ boxes for each ‘Python’<text:s/><draw:frame draw:style-name="a0" draw:name="image1.png" text:anchor-type="as-char" svg:x="0in" svg:y="0in" svg:width="5.7189in" svg:height="0.4272in" style:rel-width="scale" style:rel-height="scale"><draw:image xlink:href="media/image1.png" xlink:type="simple" xlink:show="embed" xlink:actuate="onLoad"/><svg:title/><svg:desc/></draw:frame></text:p>
        </text:list-item>
        <text:list-item>
          <text:p text:style-name="P67">Open the program `IDLE (Python 3.7 64-bit)`</text:p>
        </text:list-item>
        <text:list-item>
          <text:p text:style-name="P68">Click File-&gt;New File and paste the following code<text:s/><text:span text:style-name="T69">(Check for tab v space errors when copying and pasting)</text:span></text:p>
        </text:list-item>
      </text:list>
      <text:p text:style-name="P70"><text:span text:style-name="T71">import socket</text:span></text:p>
      <text:p text:style-name="P72"><text:span text:style-name="T73">import time</text:span></text:p>
      <text:p text:style-name="P74"><text:span text:style-name="T75">import signal</text:span></text:p>
      <text:p text:style-name="P76"><text:span text:style-name="T77">import sys</text:span></text:p>
      <text:p text:style-name="P78"/>
      <text:p text:style-name="P79"><text:span text:style-name="T80">def run_program():</text:span></text:p>
      <text:p text:style-name="P81"><text:span text:style-name="T82"><text:tab/>sock_l = socket.socket(socket.AF_INET, socket.SOCK_STREAM)</text:span></text:p>
      <text:p text:style-name="P83"><text:span text:style-name="T84"><text:tab/>sock_l.bind(('0.0.0.0', 12345))</text:span></text:p>
      <text:soft-page-break/>
      <text:p text:style-name="P85"><text:span text:style-name="T86"><text:tab/>sock_l.listen()</text:span></text:p>
      <text:p text:style-name="P87"><text:span text:style-name="T88"><text:tab/>print('Waiting for connection')</text:span></text:p>
      <text:p text:style-name="P89"><text:span text:style-name="T90"><text:tab/>conn, addr = sock_l.accept()</text:span></text:p>
      <text:p text:style-name="P91"><text:span text:style-name="T92"><text:tab/>print('Connected')</text:span></text:p>
      <text:p text:style-name="P93"><text:span text:style-name="T94"><text:tab/>with conn:</text:span></text:p>
      <text:p text:style-name="P95"><text:span text:style-name="T96"><text:s text:c="4"/></text:span><text:span text:style-name="T97"><text:tab/>data = conn.recv(1024)</text:span></text:p>
      <text:p text:style-name="P98"><text:span text:style-name="T99"><text:s text:c="4"/></text:span><text:span text:style-name="T100"><text:tab/>print(data.decode())</text:span></text:p>
      <text:p text:style-name="P101"/>
      <text:p text:style-name="P102"><text:span text:style-name="T103">if __name__ == '__main__':</text:span></text:p>
      <text:p text:style-name="P104"><text:span text:style-name="T105"><text:tab/>original_sigint = signal.getsignal(signal.SIGINT)</text:span></text:p>
      <text:p text:style-name="P106"><text:span text:style-name="T107"><text:tab/>signal.signal(signal.SIGINT, exit)</text:span></text:p>
      <text:p text:style-name="P108"><text:span text:style-name="T109"><text:tab/>run_program()</text:span></text:p>
      <text:list text:style-name="WWNum4" text:continue-numbering="true">
        <text:list-item>
          <text:p text:style-name="P110">Save the file, then select ‘Run -&gt; Run Module’. This is a slight variation to your server. It is waiting on port 12345 on the local lab machine.</text:p>
        </text:list-item>
        <text:list-item>
          <text:p text:style-name="P111">From your PYNQ board, connect your client to</text:p>
          <text:list text:continue-numbering="true">
            <text:list-item>
              <text:p text:style-name="P112">Ip: local lab IP</text:p>
            </text:list-item>
            <text:list-item>
              <text:p text:style-name="P113">Port: 12345</text:p>
            </text:list-item>
          </text:list>
        </text:list-item>
        <text:list-item>
          <text:p text:style-name="P114">Send the message “Hello world\n”</text:p>
        </text:list-item>
        <text:list-item>
          <text:p text:style-name="P115">You should see it displayed in the Python terminal</text:p>
        </text:list-item>
        <text:list-item>
          <text:p text:style-name="P116">Now open Wireshark</text:p>
        </text:list-item>
        <text:list-item>
          <text:p text:style-name="P117">Double click ‘Wi-Fi’ or ‘Ethernet’ depending on how you connected to the network. You’re now capturing a trace of the network which is only between your machine and the PYNQ board through the router. Look at a few of the traces. Notice which are between your PYNQ board and the local machine (check the IP addresses) and which involve the router. There will only be a difference if you also connected the PYNQ board directly to your local machine.</text:p>
        </text:list-item>
        <text:list-item>
          <text:p text:style-name="P118">Where it says ‘Apply a display filter’ at the top, type ‘tcp’</text:p>
        </text:list-item>
        <text:list-item>
          <text:p text:style-name="P119">Repeat steps 9-11</text:p>
        </text:list-item>
        <text:list-item>
          <text:p text:style-name="P120">Check the packet trace for any changes</text:p>
          <text:list text:continue-numbering="true">
            <text:list-item>
              <text:p text:style-name="P121"><text:span text:style-name="T122">What is the sequence number of the TCP SYN segment that is used to initiate the TCP connection between the PYNQ board and the local machine? <text:s/>What is it in the segment that identifies the segment as a SYN segment?</text:span></text:p>
            </text:list-item>
          </text:list>
        </text:list-item>
      </text:list>
      <text:p text:style-name="P123">TCP SYN has sequence number 0</text:p>
      <text:p text:style-name="P124">There’s a flag under Flags called SYN which is 0x002 in the network packet</text:p>
      <text:p text:style-name="P125"/>
      <text:list text:style-name="WWNum4" text:continue-numbering="true">
        <text:list-item>
          <text:list>
            <text:list-item>
              <text:p text:style-name="P126">Right click this trace and select ‘Follow-&gt;TCP Stream’</text:p>
            </text:list-item>
            <text:list-item>
              <text:p text:style-name="P127"><text:span text:style-name="T128">Repeat a few times with different messages. Describe what’s happening in the 5-10 steps of the TCP sequence for this communication. You can refresh your TCP flags<text:s/></text:span><text:a xlink:href="https://www.howtouselinux.com/post/tcp-flags" office:target-frame-name="_top" xlink:show="replace"><text:span text:style-name="T129">here</text:span></text:a><text:span text:style-name="T130">.</text:span></text:p>
            </text:list-item>
          </text:list>
        </text:list-item>
      </text:list>
      <text:p text:style-name="P131">1. Client SYN always starts with sequence 0</text:p>
      <text:p text:style-name="P132">2. Server replies with a<text:s/>SYN/ACK</text:p>
      <text:p text:style-name="P133">3. Client ACK confirm<text:s/>SYN/ACK was received</text:p>
      <text:p text:style-name="P134">4. Client passes PSH packet to Server indicating that 12 bytes are on the way</text:p>
      <text:p text:style-name="P135">5. Server replies with ACK “ok” and FIN that 12 bytes received, closing connection.</text:p>
      <text:p text:style-name="P136">6. Client replies ACK “ok” connection closing</text:p>
      <text:p text:style-name="P1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fo:font-weight="bold" style:font-weight-asian="bold"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fo:font-weight="bold" style:font-weight-asian="bold"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38" style:display-name="ListLabel 38" style:family="text">
      <style:text-properties fo:font-weight="bold" style:font-weight-asian="bold" fo:color="#1155CC" style:text-underline-type="single" style:text-underline-style="solid" style:text-underline-width="auto" style:text-underline-mode="continuous" style:text-underline-color="font-color"/>
    </style:style>
    <style:style style:name="normal1" style:display-name="normal1" style:family="paragraph">
      <style:paragraph-properties fo:widows="2" fo:orphans="2" style:vertical-align="auto" fo:line-height="115%"/>
      <style:text-properties fo:hyphenate="false"/>
    </style:style>
    <style:style style:name="WW_CharLFO1LVL1" style:family="text">
      <style:text-properties style:font-name="Arial" style:font-name-asian="Arial" style:font-name-complex="Arial"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fo:font-weight="bold" style:font-weight-asian="bold"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fo:font-weight="bold" style:font-weight-asian="bold"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Rajan Verma</dc:creator>
    <meta:creation-date>2024-03-13T02:59:00Z</meta:creation-date>
    <dc:date>2024-03-13T03:25:00Z</dc:date>
    <meta:template xlink:href="Normal" xlink:type="simple"/>
    <meta:editing-cycles>15</meta:editing-cycles>
    <meta:editing-duration>PT1260S</meta:editing-duration>
    <meta:document-statistic meta:page-count="4" meta:paragraph-count="12" meta:word-count="900" meta:character-count="6024" meta:row-count="42" meta:non-whitespace-character-count="5136"/>
  </office:meta>
</office:document-meta>
</file>